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FactoryConfigurator.setUserConfig( Configuration 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FactoryConfigurator.FopFactoryConfigurator( Fop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FactoryConfigurator.setUserConfig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pFactoryConfigurator.getUs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FactoryConfigurator.configure( FopFactory factory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FopFactoryConfigurator.setUserConfig( File userConfig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